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P</mi>
      <mrow>
        <mo stretchy="false">(</mo>
        <mrow>
          <mo stretchy="false">ρ</mo>
        </mrow>
        <mo stretchy="false">)</mo>
      </mrow>
      <mrow>
        <mi/>
        <mo stretchy="false">=</mo>
        <mi/>
      </mrow>
      <mrow>
        <munderover>
          <mo stretchy="false">∑</mo>
          <mrow>
            <mrow>
              <mo stretchy="false">μ</mo>
              <mo stretchy="false">=</mo>
              <mn>0</mn>
            </mrow>
          </mrow>
          <mtext>?</mtext>
        </munderover>
        <mi/>
      </mrow>
      <msub>
        <mo stretchy="false">α</mo>
        <mo stretchy="false">μ</mo>
      </msub>
      <mi/>
      <msup>
        <mo stretchy="false">ρ</mo>
        <mo stretchy="false">μ</mo>
      </msup>
    </mrow>
    <annotation encoding="StarMath 5.0">P (%irho) ~=~ sum from {%imu = 0}  to "?" ` %ialpha _%imu ` %irho ^%imu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1:34:05.633000000</meta:creation-date>
    <meta:generator>LibreOffice/4.1.4.2$Windows_x86 LibreOffice_project/0a0440ccc0227ad9829de5f46be37cfb6edcf72</meta:generator>
  </office:meta>
</office:document-meta>
</file>